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2B000000CF3F38319E.png" manifest:media-type="image/png"/>
  <manifest:file-entry manifest:full-path="Pictures/100000010000032B000000CF22D38AF9.png" manifest:media-type="image/png"/>
  <manifest:file-entry manifest:full-path="Pictures/100000010000032B000000CF6AE76490.png" manifest:media-type="image/png"/>
  <manifest:file-entry manifest:full-path="Pictures/100000010000032B0000003774C952A7.png" manifest:media-type="image/png"/>
  <manifest:file-entry manifest:full-path="Pictures/100000010000032B0000004235D8C285.png" manifest:media-type="image/png"/>
  <manifest:file-entry manifest:full-path="Pictures/10000001000003160000007C82EBA8A6.png" manifest:media-type="image/png"/>
  <manifest:file-entry manifest:full-path="Pictures/100000010000031600000061EFFD8A26.png" manifest:media-type="image/png"/>
  <manifest:file-entry manifest:full-path="Pictures/10000001000002D80000002E3E5E50F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58944" officeooo:paragraph-rsid="00058944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Q1)</text:p>
      <text:p text:style-name="P1"/>
      <text:p text:style-name="P1"><draw:frame draw:style-name="fr2" draw:name="Image1" text:anchor-type="char" svg:width="6.6929in" svg:height="0.422in" draw:z-index="0"><draw:image xlink:href="Pictures/10000001000002D80000002E3E5E50F6.png" xlink:type="simple" xlink:show="embed" xlink:actuate="onLoad" draw:mime-type="image/png"/></draw:frame>Q2</text:p>
      <text:p text:style-name="P1"/>
      <text:p text:style-name="P1"><draw:frame draw:style-name="fr2" draw:name="Image2" text:anchor-type="char" svg:width="6.6929in" svg:height="0.8217in" draw:z-index="1"><draw:image xlink:href="Pictures/100000010000031600000061EFFD8A26.png" xlink:type="simple" xlink:show="embed" xlink:actuate="onLoad" draw:mime-type="image/png"/></draw:frame>Q3</text:p>
      <text:p text:style-name="P1"/>
      <text:p text:style-name="P1"><draw:frame draw:style-name="fr2" draw:name="Image3" text:anchor-type="char" svg:width="6.6929in" svg:height="1.05in" draw:z-index="2"><draw:image xlink:href="Pictures/10000001000003160000007C82EBA8A6.png" xlink:type="simple" xlink:show="embed" xlink:actuate="onLoad" draw:mime-type="image/png"/></draw:frame>Q4)</text:p>
      <text:p text:style-name="P1"/>
      <text:p text:style-name="P1"><draw:frame draw:style-name="fr2" draw:name="Image4" text:anchor-type="char" svg:width="6.6929in" svg:height="0.5445in" draw:z-index="3"><draw:image xlink:href="Pictures/100000010000032B0000004235D8C285.png" xlink:type="simple" xlink:show="embed" xlink:actuate="onLoad" draw:mime-type="image/png"/></draw:frame>Q5)</text:p>
      <text:p text:style-name="P1"/>
      <text:p text:style-name="P1"><draw:frame draw:style-name="fr2" draw:name="Image5" text:anchor-type="char" svg:width="6.6929in" svg:height="0.4535in" draw:z-index="4"><draw:image xlink:href="Pictures/100000010000032B0000003774C952A7.png" xlink:type="simple" xlink:show="embed" xlink:actuate="onLoad" draw:mime-type="image/png"/></draw:frame>Q6)</text:p>
      <text:p text:style-name="P1"/>
      <text:p text:style-name="P1"><draw:frame draw:style-name="fr2" draw:name="Image6" text:anchor-type="char" svg:width="6.6929in" svg:height="1.7083in" draw:z-index="5"><draw:image xlink:href="Pictures/100000010000032B000000CF6AE76490.png" xlink:type="simple" xlink:show="embed" xlink:actuate="onLoad" draw:mime-type="image/png"/></draw:frame>Q7)</text:p>
      <text:p text:style-name="P1"><draw:frame draw:style-name="fr2" draw:name="Image7" text:anchor-type="char" svg:width="6.6929in" svg:height="1.7083in" draw:z-index="6"><draw:image xlink:href="Pictures/100000010000032B000000CF22D38AF9.png" xlink:type="simple" xlink:show="embed" xlink:actuate="onLoad" draw:mime-type="image/png"/></draw:frame>Q8)</text:p>
      <text:p text:style-name="P1"><draw:frame draw:style-name="fr1" draw:name="Image8" text:anchor-type="char" svg:width="6.6929in" svg:height="1.7083in" draw:z-index="7"><draw:image xlink:href="Pictures/100000010000032B000000CF3F38319E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01T17:24:33.110099718</meta:creation-date>
    <dc:date>2025-11-01T17:28:44.712791123</dc:date>
    <meta:editing-duration>PT4M12S</meta:editing-duration>
    <meta:editing-cycles>1</meta:editing-cycles>
    <meta:document-statistic meta:table-count="0" meta:image-count="8" meta:object-count="0" meta:page-count="2" meta:paragraph-count="8" meta:word-count="8" meta:character-count="22" meta:non-whitespace-character-count="22"/>
    <meta:generator>LibreOffice/24.2.7.2$Linux_X86_64 LibreOffice_project/420$Build-2</meta:generator>
  </office:meta>
</office:document-meta>
</file>